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4.83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4.837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6.1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6.4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6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8cm" svg:height="1.2cm" svg:x="13cm" svg:y="1.2cm">
          <text:p text:style-name="P1">VO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cm" svg:height="1.2cm" svg:x="1.1cm" svg:y="7.8cm">
          <text:p text:style-name="P1">Template wf std 4:3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.2cm" svg:height="1.2cm" svg:x="5.7cm" svg:y="16cm">
          <text:p text:style-name="P1">Output std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4.2cm" svg:height="1.2cm" svg:x="5.2cm" svg:y="18.6cm">
          <text:p text:style-name="P1">Passthrough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8cm" svg:height="1.2cm" svg:x="20.3cm" svg:y="15.3cm">
          <text:p text:style-name="P1">Output prem</text:p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5.338cm" svg:height="1.1cm" svg:x="19.5cm" svg:y="18.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37cm" svg:height="1.1cm" svg:x="19.755cm" svg:y="1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37cm" svg:height="1.1cm" svg:x="20.008cm" svg:y="18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37cm" svg:height="1.1cm" svg:x="20.263cm" svg:y="18.7cm">
          <text:p text:style-name="P1">Hls hds hss dash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6.6cm" svg:height="1.2cm" svg:x="6.8cm" svg:y="9.7cm">
          <text:p text:style-name="P1">Template wf std 16:9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5cm" svg:height="1.2cm" svg:x="4.8cm" svg:y="4.7cm">
          <text:p text:style-name="P1">Job St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7.3cm" svg:y1="5.9cm" svg:x2="4.1cm" svg:y2="7.8cm" draw:start-shape="id1" draw:start-glue-point="2" draw:end-shape="id2" draw:end-glue-point="0" svg:d="M7300 5900l-3200 1900" svg:viewBox="0 0 3201 1901">
          <text:p/>
        </draw:connector>
        <draw:connector draw:style-name="gr10" draw:text-style-name="P2" draw:layer="layout" draw:type="line" svg:x1="7.3cm" svg:y1="5.9cm" svg:x2="10.1cm" svg:y2="9.7cm" draw:start-shape="id1" draw:start-glue-point="2" draw:end-shape="id3" draw:end-glue-point="0" svg:d="M7300 5900l2800 3800" svg:viewBox="0 0 2801 3801">
          <text:p/>
        </draw:connector>
        <draw:connector draw:style-name="gr10" draw:text-style-name="P2" draw:layer="layout" draw:type="line" svg:x1="14.4cm" svg:y1="2.4cm" svg:x2="7.3cm" svg:y2="4.7cm" draw:start-shape="id4" draw:start-glue-point="2" draw:end-shape="id1" draw:end-glue-point="0" svg:d="M14400 2400l-7100 2300" svg:viewBox="0 0 7101 2301">
          <text:p/>
        </draw:connector>
        <draw:custom-shape draw:style-name="gr9" draw:text-style-name="P1" xml:id="id5" draw:id="id5" draw:layer="layout" svg:width="5cm" svg:height="1.2cm" svg:x="19.4cm" svg:y="4.7cm">
          <text:p text:style-name="P1">Job Prem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4.4cm" svg:y1="2.4cm" svg:x2="21.9cm" svg:y2="4.7cm" draw:start-shape="id4" draw:start-glue-point="2" draw:end-shape="id5" draw:end-glue-point="0" svg:d="M14400 2400l7500 2300" svg:viewBox="0 0 7501 2301">
          <text:p/>
        </draw:connector>
        <draw:connector draw:style-name="gr10" draw:text-style-name="P2" draw:layer="layout" draw:type="line" svg:x1="4.1cm" svg:y1="9cm" svg:x2="7.3cm" svg:y2="13.6cm" draw:start-shape="id2" draw:start-glue-point="2" draw:end-shape="id6" draw:end-glue-point="0" svg:d="M4100 9000l3200 4600" svg:viewBox="0 0 3201 4601">
          <text:p/>
        </draw:connector>
        <draw:connector draw:style-name="gr10" draw:text-style-name="P2" draw:layer="layout" draw:type="line" svg:x1="10.1cm" svg:y1="10.9cm" svg:x2="7.3cm" svg:y2="13.6cm" draw:start-shape="id3" draw:start-glue-point="2" draw:end-shape="id6" draw:end-glue-point="0" svg:d="M10100 10900l-2800 2700" svg:viewBox="0 0 2801 2701">
          <text:p/>
        </draw:connector>
        <draw:custom-shape draw:style-name="gr11" draw:text-style-name="P1" xml:id="id7" draw:id="id7" draw:layer="layout" svg:width="6.9cm" svg:height="1.1cm" svg:x="16.6cm" svg:y="9.75cm">
          <text:p text:style-name="P1">Template wf prem 4:3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7.1cm" svg:height="1.2cm" svg:x="21.6cm" svg:y="7.8cm">
          <text:p text:style-name="P1">Template wf prem 16:9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21.9cm" svg:y1="5.9cm" svg:x2="20.05cm" svg:y2="9.75cm" draw:start-shape="id5" draw:start-glue-point="2" draw:end-shape="id7" draw:end-glue-point="0" svg:d="M21900 5900l-1850 3850" svg:viewBox="0 0 1851 3851">
          <text:p/>
        </draw:connector>
        <draw:connector draw:style-name="gr10" draw:text-style-name="P2" draw:layer="layout" draw:type="line" svg:x1="21.9cm" svg:y1="5.9cm" svg:x2="25.15cm" svg:y2="7.8cm" draw:start-shape="id5" draw:start-glue-point="2" draw:end-shape="id8" draw:end-glue-point="0" svg:d="M21900 5900l3250 1900" svg:viewBox="0 0 3251 1901">
          <text:p/>
        </draw:connector>
        <draw:connector draw:style-name="gr10" draw:text-style-name="P2" draw:layer="layout" draw:type="line" svg:x1="20.05cm" svg:y1="10.85cm" svg:x2="22.2cm" svg:y2="13.1cm" draw:start-shape="id7" draw:start-glue-point="2" draw:end-shape="id9" draw:end-glue-point="0" svg:d="M20050 10850l2150 2250" svg:viewBox="0 0 2151 2251">
          <text:p/>
        </draw:connector>
        <draw:connector draw:style-name="gr10" draw:text-style-name="P2" draw:layer="layout" draw:type="line" svg:x1="25.15cm" svg:y1="9cm" svg:x2="22.2cm" svg:y2="13.1cm" draw:start-shape="id8" draw:start-glue-point="2" draw:end-shape="id9" draw:end-glue-point="0" svg:d="M25150 9000l-2950 4100" svg:viewBox="0 0 2951 4101">
          <text:p/>
        </draw:connector>
        <draw:connector draw:style-name="gr10" draw:text-style-name="P2" draw:layer="layout" draw:type="line" svg:x1="7.3cm" svg:y1="17.2cm" svg:x2="7.3cm" svg:y2="18.6cm" draw:start-shape="id10" draw:start-glue-point="2" draw:end-shape="id11" draw:end-glue-point="0" svg:d="M7300 17200v1400" svg:viewBox="0 0 1 1401">
          <text:p/>
        </draw:connector>
        <draw:connector draw:style-name="gr10" draw:text-style-name="P2" draw:layer="layout" draw:type="line" svg:x1="22.2cm" svg:y1="16.5cm" svg:x2="22.169cm" svg:y2="18.1cm" draw:start-shape="id12" draw:start-glue-point="2" draw:end-shape="id13" svg:d="M22200 16500l-31 1600" svg:viewBox="0 0 32 1601">
          <text:p/>
        </draw:connector>
        <draw:custom-shape draw:style-name="gr3" draw:text-style-name="P1" xml:id="id6" draw:id="id6" draw:layer="layout" svg:width="3.2cm" svg:height="1.2cm" svg:x="5.7cm" svg:y="13.6cm">
          <text:p text:style-name="P1">2HD+3S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7.3cm" svg:y1="14.8cm" svg:x2="7.3cm" svg:y2="16cm" draw:start-shape="id6" draw:start-glue-point="2" draw:end-shape="id10" svg:d="M7300 14800v1200" svg:viewBox="0 0 1 1201">
          <text:p/>
        </draw:connector>
        <draw:custom-shape draw:style-name="gr3" draw:text-style-name="P1" xml:id="id9" draw:id="id9" draw:layer="layout" svg:width="3.2cm" svg:height="1.2cm" svg:x="20.6cm" svg:y="13.1cm">
          <text:p text:style-name="P1">3HD+5S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22.2cm" svg:y1="14.3cm" svg:x2="22.2cm" svg:y2="15.3cm" draw:start-shape="id9" draw:start-glue-point="2" draw:end-shape="id12" draw:end-glue-point="0" svg:d="M22200 14300v1000" svg:viewBox="0 0 1 1001">
          <text:p/>
        </draw:connector>
      </draw:page>
      <draw:page draw:name="page2" draw:style-name="dp1" draw:master-page-name="Default">
        <draw:custom-shape draw:style-name="gr1" draw:text-style-name="P1" xml:id="id17" draw:id="id17" draw:layer="layout" svg:width="2.8cm" svg:height="1.2cm" svg:x="13cm" svg:y="1.2cm">
          <text:p text:style-name="P1">Live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6cm" svg:height="1.2cm" svg:x="1.1cm" svg:y="7.8cm">
          <text:p text:style-name="P1">Template wf std 4:3</text:p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3.2cm" svg:height="1.2cm" svg:x="5.7cm" svg:y="16cm">
          <text:p text:style-name="P1">Output std</text:p>
          <draw:enhanced-geometry svg:viewBox="0 0 21600 21600" draw:type="rectangle" draw:enhanced-path="M 0 0 L 21600 0 21600 21600 0 21600 0 0 Z N"/>
        </draw:custom-shape>
        <draw:custom-shape draw:style-name="gr4" draw:text-style-name="P1" xml:id="id24" draw:id="id24" draw:layer="layout" svg:width="4.2cm" svg:height="1.2cm" svg:x="5.2cm" svg:y="18.6cm">
          <text:p text:style-name="P1">Passthrough</text:p>
          <draw:enhanced-geometry svg:viewBox="0 0 21600 21600" draw:type="rectangle" draw:enhanced-path="M 0 0 L 21600 0 21600 21600 0 21600 0 0 Z N"/>
        </draw:custom-shape>
        <draw:custom-shape draw:style-name="gr5" draw:text-style-name="P1" xml:id="id25" draw:id="id25" draw:layer="layout" svg:width="3.8cm" svg:height="1.2cm" svg:x="20.3cm" svg:y="15.3cm">
          <text:p text:style-name="P1">Output prem</text:p>
          <draw:enhanced-geometry svg:viewBox="0 0 21600 21600" draw:type="rectangle" draw:enhanced-path="M 0 0 L 21600 0 21600 21600 0 21600 0 0 Z N"/>
        </draw:custom-shape>
        <draw:custom-shape draw:style-name="gr6" draw:text-style-name="P1" xml:id="id26" draw:id="id26" draw:layer="layout" svg:width="5.338cm" svg:height="1.1cm" svg:x="19.5cm" svg:y="1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37cm" svg:height="1.1cm" svg:x="19.755cm" svg:y="1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37cm" svg:height="1.1cm" svg:x="20.008cm" svg:y="18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37cm" svg:height="1.1cm" svg:x="20.263cm" svg:y="18.7cm">
          <text:p text:style-name="P1">Hls hds hss dash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6.6cm" svg:height="1.2cm" svg:x="7.1cm" svg:y="9.7cm">
          <text:p text:style-name="P1">Template wf std 16:9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5cm" svg:height="1.2cm" svg:x="4.8cm" svg:y="4.7cm">
          <text:p text:style-name="P1">Canal St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7.3cm" svg:y1="5.9cm" svg:x2="4.1cm" svg:y2="7.8cm" draw:start-shape="id14" draw:start-glue-point="2" draw:end-shape="id15" draw:end-glue-point="0" svg:d="M7300 5900l-3200 1900" svg:viewBox="0 0 3201 1901">
          <text:p/>
        </draw:connector>
        <draw:connector draw:style-name="gr10" draw:text-style-name="P2" draw:layer="layout" draw:type="line" svg:x1="7.3cm" svg:y1="5.9cm" svg:x2="10.4cm" svg:y2="9.7cm" draw:start-shape="id14" draw:start-glue-point="2" draw:end-shape="id16" draw:end-glue-point="0" svg:d="M7300 5900l3100 3800" svg:viewBox="0 0 3101 3801">
          <text:p/>
        </draw:connector>
        <draw:connector draw:style-name="gr10" draw:text-style-name="P2" draw:layer="layout" draw:type="line" svg:x1="14.4cm" svg:y1="2.4cm" svg:x2="7.3cm" svg:y2="4.7cm" draw:start-shape="id17" draw:start-glue-point="2" draw:end-shape="id14" draw:end-glue-point="0" svg:d="M14400 2400l-7100 2300" svg:viewBox="0 0 7101 2301">
          <text:p/>
        </draw:connector>
        <draw:custom-shape draw:style-name="gr9" draw:text-style-name="P1" xml:id="id18" draw:id="id18" draw:layer="layout" svg:width="5cm" svg:height="1.2cm" svg:x="19.4cm" svg:y="4.7cm">
          <text:p text:style-name="P1">Canal Prem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4.4cm" svg:y1="2.4cm" svg:x2="21.9cm" svg:y2="4.7cm" draw:start-shape="id17" draw:start-glue-point="2" draw:end-shape="id18" draw:end-glue-point="0" svg:d="M14400 2400l7500 2300" svg:viewBox="0 0 7501 2301">
          <text:p/>
        </draw:connector>
        <draw:connector draw:style-name="gr10" draw:text-style-name="P2" draw:layer="layout" draw:type="line" svg:x1="4.1cm" svg:y1="9cm" svg:x2="7.3cm" svg:y2="13.6cm" draw:start-shape="id15" draw:start-glue-point="2" draw:end-shape="id19" draw:end-glue-point="0" svg:d="M4100 9000l3200 4600" svg:viewBox="0 0 3201 4601">
          <text:p/>
        </draw:connector>
        <draw:connector draw:style-name="gr10" draw:text-style-name="P2" draw:layer="layout" draw:type="line" svg:x1="10.4cm" svg:y1="10.9cm" svg:x2="7.3cm" svg:y2="13.6cm" draw:start-shape="id16" draw:start-glue-point="2" draw:end-shape="id19" draw:end-glue-point="0" svg:d="M10400 10900l-3100 2700" svg:viewBox="0 0 3101 2701">
          <text:p/>
        </draw:connector>
        <draw:custom-shape draw:style-name="gr11" draw:text-style-name="P1" xml:id="id20" draw:id="id20" draw:layer="layout" svg:width="6.9cm" svg:height="1.1cm" svg:x="16.6cm" svg:y="9.75cm">
          <text:p text:style-name="P1">Template wf prem 4:3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" draw:id="id21" draw:layer="layout" svg:width="7.1cm" svg:height="1.2cm" svg:x="21.6cm" svg:y="7.8cm">
          <text:p text:style-name="P1">Template wf prem 16:9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21.9cm" svg:y1="5.9cm" svg:x2="20.05cm" svg:y2="9.75cm" draw:start-shape="id18" draw:start-glue-point="2" draw:end-shape="id20" draw:end-glue-point="0" svg:d="M21900 5900l-1850 3850" svg:viewBox="0 0 1851 3851">
          <text:p/>
        </draw:connector>
        <draw:connector draw:style-name="gr10" draw:text-style-name="P2" draw:layer="layout" draw:type="line" svg:x1="21.9cm" svg:y1="5.9cm" svg:x2="25.15cm" svg:y2="7.8cm" draw:start-shape="id18" draw:start-glue-point="2" draw:end-shape="id21" draw:end-glue-point="0" svg:d="M21900 5900l3250 1900" svg:viewBox="0 0 3251 1901">
          <text:p/>
        </draw:connector>
        <draw:connector draw:style-name="gr10" draw:text-style-name="P2" draw:layer="layout" draw:type="line" svg:x1="20.05cm" svg:y1="10.85cm" svg:x2="22.2cm" svg:y2="13.1cm" draw:start-shape="id20" draw:start-glue-point="2" draw:end-shape="id22" draw:end-glue-point="0" svg:d="M20050 10850l2150 2250" svg:viewBox="0 0 2151 2251">
          <text:p/>
        </draw:connector>
        <draw:connector draw:style-name="gr10" draw:text-style-name="P2" draw:layer="layout" draw:type="line" svg:x1="25.15cm" svg:y1="9cm" svg:x2="22.2cm" svg:y2="13.1cm" draw:start-shape="id21" draw:start-glue-point="2" draw:end-shape="id22" draw:end-glue-point="0" svg:d="M25150 9000l-2950 4100" svg:viewBox="0 0 2951 4101">
          <text:p/>
        </draw:connector>
        <draw:connector draw:style-name="gr10" draw:text-style-name="P2" draw:layer="layout" draw:type="line" svg:x1="7.3cm" svg:y1="17.2cm" svg:x2="7.3cm" svg:y2="18.6cm" draw:start-shape="id23" draw:start-glue-point="2" draw:end-shape="id24" draw:end-glue-point="0" svg:d="M7300 17200v1400" svg:viewBox="0 0 1 1401">
          <text:p/>
        </draw:connector>
        <draw:connector draw:style-name="gr10" draw:text-style-name="P2" draw:layer="layout" draw:type="line" svg:x1="22.2cm" svg:y1="16.5cm" svg:x2="22.169cm" svg:y2="18.1cm" draw:start-shape="id25" draw:start-glue-point="2" draw:end-shape="id26" svg:d="M22200 16500l-31 1600" svg:viewBox="0 0 32 1601">
          <text:p/>
        </draw:connector>
        <draw:custom-shape draw:style-name="gr3" draw:text-style-name="P1" xml:id="id19" draw:id="id19" draw:layer="layout" svg:width="3.2cm" svg:height="1.2cm" svg:x="5.7cm" svg:y="13.6cm">
          <text:p text:style-name="P1">2HD+3S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7.3cm" svg:y1="14.8cm" svg:x2="7.3cm" svg:y2="16cm" draw:start-shape="id19" draw:start-glue-point="2" draw:end-shape="id23" svg:d="M7300 14800v1200" svg:viewBox="0 0 1 1201">
          <text:p/>
        </draw:connector>
        <draw:custom-shape draw:style-name="gr3" draw:text-style-name="P1" xml:id="id22" draw:id="id22" draw:layer="layout" svg:width="3.2cm" svg:height="1.2cm" svg:x="20.6cm" svg:y="13.1cm">
          <text:p text:style-name="P1">3HD+5S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22.2cm" svg:y1="14.3cm" svg:x2="22.2cm" svg:y2="15.3cm" draw:start-shape="id22" draw:start-glue-point="2" draw:end-shape="id25" draw:end-glue-point="0" svg:d="M22200 143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16:05:02.015686774</meta:creation-date>
    <dc:date>2016-06-27T17:28:42.342237701</dc:date>
    <meta:editing-duration>PT22M27S</meta:editing-duration>
    <meta:editing-cycles>2</meta:editing-cycles>
    <meta:generator>LibreOffice/5.0.4.2$Linux_X86_64 LibreOffice_project/00m0$Build-2</meta:generator>
    <meta:document-statistic meta:object-count="60"/>
  </office:meta>
</office:document-meta>
</file>